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Lato, sans-serif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cea" officeooo:paragraph-rsid="0005bcea"/>
    </style:style>
    <style:style style:name="P2" style:family="paragraph" style:parent-style-name="Heading_20_1">
      <style:paragraph-properties fo:text-align="center" style:justify-single-word="false"/>
      <style:text-properties officeooo:rsid="0005bcea" officeooo:paragraph-rsid="0005bcea"/>
    </style:style>
    <style:style style:name="P3" style:family="paragraph" style:parent-style-name="Heading_20_3">
      <style:text-properties officeooo:rsid="0005bcea" officeooo:paragraph-rsid="0005bcea"/>
    </style:style>
    <style:style style:name="P4" style:family="paragraph" style:parent-style-name="Heading_20_3">
      <style:text-properties officeooo:rsid="00080ae8" officeooo:paragraph-rsid="00080ae8"/>
    </style:style>
    <style:style style:name="P5" style:family="paragraph" style:parent-style-name="Heading_20_3">
      <style:text-properties officeooo:rsid="00080ae8" officeooo:paragraph-rsid="001540cb"/>
    </style:style>
    <style:style style:name="P6" style:family="paragraph" style:parent-style-name="Text_20_body" style:list-style-name="L1">
      <style:text-properties officeooo:paragraph-rsid="00070463"/>
    </style:style>
    <style:style style:name="P7" style:family="paragraph" style:parent-style-name="Text_20_body" style:list-style-name="L1">
      <style:text-properties officeooo:rsid="0005bcea" officeooo:paragraph-rsid="0005bcea"/>
    </style:style>
    <style:style style:name="P8" style:family="paragraph" style:parent-style-name="Text_20_body" style:list-style-name="L1">
      <style:text-properties officeooo:rsid="0005c14c" officeooo:paragraph-rsid="0005c14c"/>
    </style:style>
    <style:style style:name="P9" style:family="paragraph" style:parent-style-name="Text_20_body" style:list-style-name="L2">
      <style:text-properties fo:font-weight="bold" officeooo:rsid="00070463" officeooo:paragraph-rsid="0011a055" style:font-weight-asian="bold" style:font-weight-complex="bold"/>
    </style:style>
    <style:style style:name="P10" style:family="paragraph" style:parent-style-name="Text_20_body" style:list-style-name="L2">
      <style:text-properties officeooo:paragraph-rsid="001540cb"/>
    </style:style>
    <style:style style:name="P11" style:family="paragraph" style:parent-style-name="Text_20_body" style:list-style-name="L2">
      <style:text-properties officeooo:rsid="000a660a" officeooo:paragraph-rsid="000a660a"/>
    </style:style>
    <style:style style:name="P12" style:family="paragraph" style:parent-style-name="Text_20_body" style:list-style-name="L2">
      <style:text-properties officeooo:rsid="000a660a" officeooo:paragraph-rsid="001540cb"/>
    </style:style>
    <style:style style:name="P13" style:family="paragraph" style:parent-style-name="Text_20_body" style:list-style-name="L2">
      <style:text-properties officeooo:rsid="000bdb82" officeooo:paragraph-rsid="000bdb82"/>
    </style:style>
    <style:style style:name="T1" style:family="text">
      <style:text-properties officeooo:rsid="000bdb82"/>
    </style:style>
    <style:style style:name="T2" style:family="text">
      <style:text-properties officeooo:rsid="000d348b"/>
    </style:style>
    <style:style style:name="T3" style:family="text">
      <style:text-properties officeooo:rsid="0010193f"/>
    </style:style>
    <style:style style:name="T4" style:family="text">
      <style:text-properties officeooo:rsid="0012e4f4"/>
    </style:style>
    <style:style style:name="T5" style:family="text">
      <style:text-properties officeooo:rsid="0014572a"/>
    </style:style>
    <style:style style:name="T6" style:family="text">
      <style:text-properties officeooo:rsid="00159552"/>
    </style:style>
    <style:style style:name="T7" style:family="text">
      <style:text-properties officeooo:rsid="0015a378"/>
    </style:style>
    <style:style style:name="T8" style:family="text">
      <style:text-properties style:font-name="Liberation Sans" officeooo:rsid="0015a378"/>
    </style:style>
    <style:style style:name="T9" style:family="text">
      <style:text-properties style:font-name="Liberation Sans" fo:font-weight="bold" officeooo:rsid="001794fc" style:font-weight-asian="bold" style:font-weight-complex="bold"/>
    </style:style>
    <style:style style:name="T10" style:family="text">
      <style:text-properties officeooo:rsid="001794fc"/>
    </style:style>
    <style:style style:name="T11" style:family="text">
      <style:text-properties fo:font-weight="bold" officeooo:rsid="00070463" style:font-weight-asian="bold" style:font-weight-complex="bold"/>
    </style:style>
    <style:style style:name="T12" style:family="text">
      <style:text-properties fo:font-weight="bold" officeooo:rsid="001794f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mil Michalak</text:p>
      <text:h text:style-name="P2" text:outline-level="1">AI for games – SameGame</text:h>
      <text:h text:style-name="P3" text:outline-level="3">Flat Monte Carlo v1</text:h>
      <text:list xml:id="list1637349791" text:style-name="L1">
        <text:list-item>
          <text:p text:style-name="P7">Random simulation – every time we choose random region with size &gt;= 2 to delete.</text:p>
        </text:list-item>
        <text:list-item>
          <text:p text:style-name="P8">Best move is chosen by average score</text:p>
        </text:list-item>
        <text:list-item>
          <text:p text:style-name="P6"><text:span text:style-name="T11">Codingame result: 26992</text:span></text:p>
        </text:list-item>
      </text:list>
      <text:h text:style-name="P4" text:outline-level="3">Flat Monte Carlo <text:span text:style-name="T2">v2</text:span></text:h>
      <text:list xml:id="list949460641" text:style-name="L2">
        <text:list-item>
          <text:p text:style-name="P11">Simulations with Tabu policy</text:p>
        </text:list-item>
        <text:list-item>
          <text:p text:style-name="P13">Selection <text:span text:style-name="T3">like in v1</text:span></text:p>
        </text:list-item>
        <text:list-item>
          <text:p text:style-name="P9">Codingame result: <text:span text:style-name="T4">40</text:span><text:span text:style-name="T5">697</text:span></text:p>
        </text:list-item>
      </text:list>
      <text:h text:style-name="P5" text:outline-level="3">Flat Monte Carlo <text:span text:style-name="T2">v</text:span><text:span text:style-name="T6">3</text:span></text:h>
      <text:list xml:id="list225529980405185" text:continue-numbering="true" text:style-name="L2">
        <text:list-item>
          <text:p text:style-name="P12">Simulations with Tabu policy</text:p>
        </text:list-item>
        <text:list-item>
          <text:p text:style-name="P10"><text:span text:style-name="T1">Selection </text:span><text:span text:style-name="T8">with Tabu policy</text:span></text:p>
        </text:list-item>
        <text:list-item>
          <text:p text:style-name="P10"><text:span text:style-name="T11">Codingame result: </text:span><text:span text:style-name="T9">47057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Lato, sans-serif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5:00:09.945790648</meta:creation-date>
    <dc:date>2021-01-03T22:50:16.194722378</dc:date>
    <meta:editing-duration>PT45M18S</meta:editing-duration>
    <meta:editing-cycles>20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73" meta:character-count="390" meta:non-whitespace-character-count="338"/>
  </office:meta>
</office:document-meta>
</file>